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82f" officeooo:paragraph-rsid="00058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Avinaya Achar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12:04.850057055</meta:creation-date>
    <dc:date>2019-08-20T11:12:39.414120226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6.2.6.2$Linux_X86_64 LibreOffice_project/20$Build-2</meta:generator>
  </office:meta>
</office:document-meta>
</file>